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text-properties style:font-name="Courier New" fo:font-size="10pt" fo:language="en" fo:country="US" officeooo:paragraph-rsid="00e6ac88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Table_20_Contents">
      <style:text-properties officeooo:paragraph-rsid="00309b92"/>
    </style:style>
    <style:style style:name="P10" style:family="paragraph" style:parent-style-name="Table_20_Contents">
      <style:text-properties officeooo:paragraph-rsid="0030e3ee"/>
    </style:style>
    <style:style style:name="P11" style:family="paragraph" style:parent-style-name="Table_20_Contents">
      <style:text-properties officeooo:paragraph-rsid="005c1ee9"/>
    </style:style>
    <style:style style:name="P12" style:family="paragraph" style:parent-style-name="Table_20_Contents">
      <style:text-properties officeooo:paragraph-rsid="00628eb1"/>
    </style:style>
    <style:style style:name="P13" style:family="paragraph" style:parent-style-name="Table_20_Contents">
      <style:text-properties officeooo:paragraph-rsid="006bb395"/>
    </style:style>
    <style:style style:name="P14" style:family="paragraph" style:parent-style-name="Table_20_Contents">
      <style:text-properties officeooo:paragraph-rsid="0068ef19"/>
    </style:style>
    <style:style style:name="P15" style:family="paragraph" style:parent-style-name="Table_20_Contents">
      <style:text-properties officeooo:paragraph-rsid="006ff72e"/>
    </style:style>
    <style:style style:name="P16" style:family="paragraph" style:parent-style-name="Table_20_Contents">
      <style:text-properties officeooo:paragraph-rsid="00825727"/>
    </style:style>
    <style:style style:name="P17" style:family="paragraph" style:parent-style-name="Table_20_Contents">
      <style:text-properties officeooo:paragraph-rsid="00887268"/>
    </style:style>
    <style:style style:name="P18" style:family="paragraph" style:parent-style-name="Table_20_Contents">
      <style:text-properties officeooo:paragraph-rsid="00a5ae7b"/>
    </style:style>
    <style:style style:name="P19" style:family="paragraph" style:parent-style-name="Table_20_Contents">
      <style:text-properties officeooo:paragraph-rsid="00b44e3f"/>
    </style:style>
    <style:style style:name="P20" style:family="paragraph" style:parent-style-name="Table_20_Contents">
      <style:text-properties officeooo:paragraph-rsid="00b51c51"/>
    </style:style>
    <style:style style:name="P21" style:family="paragraph" style:parent-style-name="Table_20_Contents">
      <style:text-properties officeooo:paragraph-rsid="00b70c60"/>
    </style:style>
    <style:style style:name="P22" style:family="paragraph" style:parent-style-name="Table_20_Contents">
      <style:text-properties officeooo:paragraph-rsid="00bae5ad"/>
    </style:style>
    <style:style style:name="P23" style:family="paragraph" style:parent-style-name="Table_20_Contents">
      <style:text-properties officeooo:paragraph-rsid="0071e9a7"/>
    </style:style>
    <style:style style:name="P24" style:family="paragraph" style:parent-style-name="Table_20_Contents">
      <style:text-properties officeooo:paragraph-rsid="00bb3e3e"/>
    </style:style>
    <style:style style:name="P25" style:family="paragraph" style:parent-style-name="Table_20_Contents">
      <style:text-properties officeooo:paragraph-rsid="00c20b4d"/>
    </style:style>
    <style:style style:name="P26" style:family="paragraph" style:parent-style-name="Table_20_Contents">
      <style:text-properties officeooo:paragraph-rsid="00ec8b6f"/>
    </style:style>
    <style:style style:name="P27" style:family="paragraph" style:parent-style-name="Table_20_Contents">
      <style:text-properties officeooo:paragraph-rsid="00f425fd"/>
    </style:style>
    <style:style style:name="P28" style:family="paragraph" style:parent-style-name="Table_20_Contents">
      <style:text-properties officeooo:paragraph-rsid="0103b593"/>
    </style:style>
    <style:style style:name="P29" style:family="paragraph" style:parent-style-name="Table_20_Contents">
      <style:text-properties officeooo:paragraph-rsid="010882e5"/>
    </style:style>
    <style:style style:name="P3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2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3" style:family="paragraph" style:parent-style-name="Standard">
      <style:text-properties style:font-name="Courier New" fo:font-size="10pt" fo:language="zxx" fo:country="none" officeooo:rsid="00f3255f" officeooo:paragraph-rsid="00f3255f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text-properties officeooo:paragraph-rsid="00b70c60"/>
    </style:style>
    <style:style style:name="P35" style:family="paragraph" style:parent-style-name="Standard">
      <style:text-properties officeooo:paragraph-rsid="00e88b8a"/>
    </style:style>
    <style:style style:name="P3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7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0df588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e3f712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10882e5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108b25b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10882e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fo:font-weight="normal" officeooo:rsid="00421486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2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8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3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4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8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cb90e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e88b8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ebef4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ec8b6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3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4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5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6" style:family="text">
      <style:text-properties style:font-name="Courier New" fo:font-size="10pt" fo:language="zxx" fo:country="none" fo:font-weight="normal" officeooo:rsid="00fd0d6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7" style:family="text">
      <style:text-properties style:font-name="Courier New" fo:font-size="10pt" fo:language="zxx" fo:country="none" fo:font-weight="normal" officeooo:rsid="00f425f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8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60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61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2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63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64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5" style:family="text">
      <style:text-properties style:font-name="Courier New" fo:language="zxx" fo:country="none" fo:font-weight="normal" officeooo:rsid="00cb90e4" style:language-asian="zxx" style:country-asian="none" style:font-weight-asian="normal" style:language-complex="zxx" style:country-complex="none" style:font-weight-complex="normal"/>
    </style:style>
    <style:style style:name="T66" style:family="text">
      <style:text-properties style:font-name="Courier New" fo:language="zxx" fo:country="none" fo:font-weight="normal" officeooo:rsid="009edd9f" style:language-asian="zxx" style:country-asian="none" style:font-weight-asian="normal" style:language-complex="zxx" style:country-complex="none" style:font-weight-complex="normal"/>
    </style:style>
    <style:style style:name="T67" style:family="text">
      <style:text-properties style:font-name="Courier New" fo:language="zxx" fo:country="none" fo:font-weight="normal" officeooo:rsid="00d8f10f" style:language-asian="zxx" style:country-asian="none" style:font-weight-asian="normal" style:language-complex="zxx" style:country-complex="none" style:font-weight-complex="normal"/>
    </style:style>
    <style:style style:name="T68" style:family="text">
      <style:text-properties style:font-name="Courier New" officeooo:rsid="008a454b"/>
    </style:style>
    <style:style style:name="T69" style:family="text">
      <style:text-properties style:font-name="Courier New" officeooo:rsid="00a1f5e0"/>
    </style:style>
    <style:style style:name="T70" style:family="text">
      <style:text-properties style:font-name="Courier New" officeooo:rsid="008e74b4"/>
    </style:style>
    <style:style style:name="T71" style:family="text">
      <style:text-properties style:font-name="Courier New" officeooo:rsid="008b1332"/>
    </style:style>
    <style:style style:name="T72" style:family="text">
      <style:text-properties officeooo:rsid="00d8f10f"/>
    </style:style>
    <style:style style:name="T73" style:family="text">
      <style:text-properties fo:font-weight="bold" officeooo:rsid="00d8f10f" style:font-weight-asian="bold" style:font-weight-complex="bold"/>
    </style:style>
    <style:style style:name="T74" style:family="text">
      <style:text-properties fo:color="#ffffff" style:font-name="Courier New" fo:font-size="10pt" fo:language="zxx" fo:country="none" fo:font-weight="normal" officeooo:rsid="00421486" fo:background-color="#ff4000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75" style:family="text">
      <style:text-properties fo:color="#ffffff" style:font-name="Courier New" fo:font-size="10pt" fo:language="zxx" fo:country="none" fo:font-weight="normal" officeooo:rsid="00f425fd" fo:background-color="#ff4000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Default_20_Paragraph_20_Font"><text:span text:style-name="T1">Celestra cheatsheet – v2.</text:span></text:span><text:span text:style-name="Default_20_Paragraph_20_Font"><text:span text:style-name="T2">8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3">https://github.com/Serrin/Celestra/</text:span></text:span></text:a></text:p>
      <text:p text:style-name="P1"><text:span text:style-name="Default_20_Paragraph_20_Font"><text:span text:style-name="T4">The </text:span></text:span><text:span text:style-name="Default_20_Paragraph_20_Font"><text:span text:style-name="T5"><text:s/>celestra </text:span></text:span><text:span text:style-name="Default_20_Paragraph_20_Font"><text:span text:style-name="T4"><text:s/>and/or the </text:span></text:span><text:span text:style-name="Default_20_Paragraph_20_Font"><text:span text:style-name="T5"><text:s/>_ </text:span></text:span><text:span text:style-name="Default_20_Paragraph_20_Font"><text:span text:style-name="T4"><text:s/>objects contain these functions, except the polyfills. Example: </text:span></text:span><text:span text:style-name="Default_20_Paragraph_20_Font"><text:span text:style-name="T5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5">Core API</text:p>
          </table:table-cell>
          <table:table-cell table:style-name="Táblázat1.A1" office:value-type="string">
            <text:p text:style-name="P5">DOM</text:p>
          </table:table-cell>
          <table:table-cell table:style-name="Táblázat1.C1" office:value-type="string">
            <text:p text:style-name="P7"><text:span text:style-name="Source_20_Text"><text:span text:style-name="T68">ES6</text:span></text:span><text:span text:style-name="Source_20_Text"><text:span text:style-name="T69">E</text:span></text:span><text:span text:style-name="Source_20_Text"><text:span text:style-name="T68"> (</text:span></text:span><text:span text:style-name="Source_20_Text"><text:span text:style-name="T70">with</text:span></text:span><text:span text:style-name="Source_20_Text"><text:span text:style-name="T71"> </text:span></text:span><text:span text:style-name="Source_20_Text"><text:span text:style-name="T68">celestra-es6.</text:span></text:span><text:span text:style-name="Source_20_Text"><text:span text:style-name="T71">min</text:span></text:span><text:span text:style-name="Source_20_Text"><text:span text:style-name="T68">.js)</text:span></text:span></text:p>
          </table:table-cell>
        </table:table-row>
        <table:table-row>
          <table:table-cell table:style-name="Táblázat1.A9" table:number-rows-spanned="8" office:value-type="string">
            <text:p text:style-name="P18"><text:span text:style-name="Source_20_Text"><text:span text:style-name="T6">qsa(&lt;selector&gt;[,context]).forEach(</text:span></text:span><text:span text:style-name="Source_20_Text"><text:span text:style-name="T14">&lt;fn&gt;</text:span></text:span><text:span text:style-name="Source_20_Text"><text:span text:style-name="T6">);</text:span></text:span></text:p>
            <text:p text:style-name="Table_20_Contents"><text:span text:style-name="Source_20_Text"><text:span text:style-name="T6">qs(&lt;selector&gt;[,context]).argument;</text:span></text:span></text:p>
            <text:p text:style-name="Table_20_Contents"><text:span text:style-name="Source_20_Text"><text:span text:style-name="T6">domReady(&lt;function&gt;);</text:span></text:span></text:p>
            <text:p text:style-name="Table_20_Contents"><text:span text:style-name="Source_20_Text"><text:span text:style-name="T6">inherit(&lt;subclass&gt;,&lt;superclass&gt;);</text:span></text:span></text:p>
            <text:p text:style-name="P19"><text:span text:style-name="Source_20_Text"><text:span text:style-name="T6">random(&lt;min&gt;,&lt;max&gt;</text:span></text:span><text:span text:style-name="Source_20_Text"><text:span text:style-name="T20"> </text:span></text:span><text:span text:style-name="Source_20_Text"><text:span text:style-name="T22">or</text:span></text:span><text:span text:style-name="Source_20_Text"><text:span text:style-name="T21"> </text:span></text:span><text:span text:style-name="Source_20_Text"><text:span text:style-name="T6">[max]);</text:span></text:span></text:p>
            <text:p text:style-name="Table_20_Contents"><text:span text:style-name="Source_20_Text"><text:span text:style-name="T6">randomString([length[,specChar]]);</text:span></text:span></text:p>
            <text:p text:style-name="P21"><text:span text:style-name="Source_20_Text"><text:span text:style-name="T6">b64Encode(&lt;string&gt;);</text:span></text:span></text:p>
            <text:p text:style-name="P21"><text:span text:style-name="Source_20_Text"><text:span text:style-name="T6">b64Decode(&lt;string&gt;);</text:span></text:span></text:p>
            <text:p text:style-name="Table_20_Contents"><text:span text:style-name="Source_20_Text"><text:span text:style-name="T6">javaHash(&lt;data&gt;[,hexa]);</text:span></text:span></text:p>
            <text:p text:style-name="Table_20_Contents"><text:span text:style-name="Source_20_Text"><text:span text:style-name="T7">import</text:span></text:span><text:span text:style-name="Source_20_Text"><text:span text:style-name="T6">Script(&lt;url&gt;[,success]);</text:span></text:span></text:p>
            <text:p text:style-name="Table_20_Contents"><text:span text:style-name="Source_20_Text"><text:span text:style-name="T7">import</text:span></text:span><text:span text:style-name="Source_20_Text"><text:span text:style-name="T6">Scripts(&lt;scripts&gt;);</text:span></text:span></text:p>
            <text:p text:style-name="P14"><text:span text:style-name="Source_20_Text"><text:span text:style-name="T7">import</text:span></text:span><text:span text:style-name="Source_20_Text"><text:span text:style-name="T6">Scripts(&lt;script</text:span></text:span><text:span text:style-name="Source_20_Text"><text:span text:style-name="T8">1</text:span></text:span><text:span text:style-name="Source_20_Text"><text:span text:style-name="T6">&gt;[,</text:span></text:span><text:span text:style-name="Source_20_Text"><text:span text:style-name="T8">script</text:span></text:span><text:span text:style-name="Source_20_Text"><text:span text:style-name="T6">N]);</text:span></text:span></text:p>
            <text:p text:style-name="P13"><text:span text:style-name="Source_20_Text"><text:span text:style-name="T7">import</text:span></text:span><text:span text:style-name="Source_20_Text"><text:span text:style-name="T6">Style(&lt;href&gt;[,success]);</text:span></text:span></text:p>
            <text:p text:style-name="P13"><text:span text:style-name="Source_20_Text"><text:span text:style-name="T7">import</text:span></text:span><text:span text:style-name="Source_20_Text"><text:span text:style-name="T6">Styles(&lt;styles&gt;);</text:span></text:span></text:p>
            <text:p text:style-name="P13"><text:span text:style-name="Source_20_Text"><text:span text:style-name="T7">import</text:span></text:span><text:span text:style-name="Source_20_Text"><text:span text:style-name="T6">Styles(&lt;style</text:span></text:span><text:span text:style-name="Source_20_Text"><text:span text:style-name="T8">1</text:span></text:span><text:span text:style-name="Source_20_Text"><text:span text:style-name="T6">&gt;[,</text:span></text:span><text:span text:style-name="Source_20_Text"><text:span text:style-name="T8">style</text:span></text:span><text:span text:style-name="Source_20_Text"><text:span text:style-name="T6">N]);</text:span></text:span></text:p>
            <text:p text:style-name="Table_20_Contents"><text:span text:style-name="Source_20_Text"><text:span text:style-name="T6">getUrlVar([name]);</text:span></text:span></text:p>
            <text:p text:style-name="Table_20_Contents"><text:span text:style-name="Source_20_Text"><text:span text:style-name="T6">getUrlVarFromString(&lt;querystr&gt;[,name]);</text:span></text:span></text:p>
            <text:p text:style-name="Table_20_Contents"><text:span text:style-name="Source_20_Text"><text:span text:style-name="T6">obj2string(&lt;object&gt;);</text:span></text:span></text:p>
            <text:p text:style-name="Table_20_Contents"><text:span text:style-name="Source_20_Text"><text:span text:style-name="T6">getType(&lt;variable&gt;[,type]);</text:span></text:span></text:p>
            <text:p text:style-name="Table_20_Contents"><text:span text:style-name="Source_20_Text"><text:span text:style-name="T6">extend([deep,]&lt;target&gt;,&lt;source1&gt;[,srcN]);</text:span></text:span></text:p>
            <text:p text:style-name="Table_20_Contents"><text:span text:style-name="Source_20_Text"><text:span text:style-name="T6">deepAssign(&lt;target&gt;,&lt;source1&gt;[,srcN]);</text:span></text:span></text:p>
            <text:p text:style-name="P24"><text:span text:style-name="Source_20_Text"><text:span text:style-name="T6">forIn(&lt;</text:span></text:span><text:span text:style-name="Source_20_Text"><text:span text:style-name="T15">obj</text:span></text:span><text:span text:style-name="Source_20_Text"><text:span text:style-name="T16">ect</text:span></text:span><text:span text:style-name="Source_20_Text"><text:span text:style-name="T6">&gt;,&lt;c</text:span></text:span><text:span text:style-name="Source_20_Text"><text:span text:style-name="T16">all</text:span></text:span><text:span text:style-name="Source_20_Text"><text:span text:style-name="T6">b</text:span></text:span><text:span text:style-name="Source_20_Text"><text:span text:style-name="T16">ack</text:span></text:span><text:span text:style-name="Source_20_Text"><text:span text:style-name="T6">&gt;);</text:span></text:span></text:p>
            <text:p text:style-name="P24"><text:span text:style-name="Source_20_Text"><text:span text:style-name="T6">mapIn(&lt;</text:span></text:span><text:span text:style-name="Source_20_Text"><text:span text:style-name="T15">obj</text:span></text:span><text:span text:style-name="Source_20_Text"><text:span text:style-name="T16">ect</text:span></text:span><text:span text:style-name="Source_20_Text"><text:span text:style-name="T6">&gt;,&lt;</text:span></text:span><text:span text:style-name="Source_20_Text"><text:span text:style-name="T15">c</text:span></text:span><text:span text:style-name="Source_20_Text"><text:span text:style-name="T16">all</text:span></text:span><text:span text:style-name="Source_20_Text"><text:span text:style-name="T15">b</text:span></text:span><text:span text:style-name="Source_20_Text"><text:span text:style-name="T16">ack</text:span></text:span><text:span text:style-name="Source_20_Text"><text:span text:style-name="T6">&gt;);</text:span></text:span></text:p>
            <text:p text:style-name="Table_20_Contents"><text:span text:style-name="Source_20_Text"><text:span text:style-name="T6">getFullscreen();</text:span></text:span></text:p>
            <text:p text:style-name="Table_20_Contents"><text:span text:style-name="Source_20_Text"><text:span text:style-name="T6">setFullscreenOn(&lt;selector&gt; </text:span></text:span><text:span text:style-name="Source_20_Text"><text:span text:style-name="T20">or</text:span></text:span><text:span text:style-name="Source_20_Text"><text:span text:style-name="T6"> &lt;element&gt;);</text:span></text:span></text:p>
            <text:p text:style-name="Table_20_Contents"><text:span text:style-name="Source_20_Text"><text:span text:style-name="T6">setFullscreenOff();</text:span></text:span></text:p>
            <text:p text:style-name="Table_20_Contents"><text:span text:style-name="Source_20_Text"><text:span text:style-name="T6">getLocation(&lt;success&gt;[,error]);</text:span></text:span></text:p>
            <text:p text:style-name="Table_20_Contents"><text:span text:style-name="Source_20_Text"><text:span text:style-name="T6">getDoNotTrack();</text:span></text:span></text:p>
            <text:p text:style-name="P25"><text:span text:style-name="Source_20_Text"><text:span text:style-name="T6">form2array(&lt;form&gt;);</text:span></text:span></text:p>
            <text:p text:style-name="P25"><text:span text:style-name="Source_20_Text"><text:span text:style-name="T6">form2string(&lt;form&gt;);</text:span></text:span></text:p>
            <text:p text:style-name="P12"><text:span text:style-name="Source_20_Text"><text:span text:style-name="T9">strR</text:span></text:span><text:span text:style-name="Source_20_Text"><text:span text:style-name="T6">emoveTags(&lt;string&gt;);</text:span></text:span></text:p>
            <text:p text:style-name="P12"><text:span text:style-name="Source_20_Text"><text:span text:style-name="T6">strReverse(&lt;string&gt;);</text:span></text:span></text:p>
            <text:p text:style-name="Table_20_Contents"><text:span text:style-name="Source_20_Text"><text:span text:style-name="T6">createFile(&lt;filename&gt;,&lt;content&gt;[,dType]);</text:span></text:span></text:p>
            <text:p text:style-name="P20"><text:span text:style-name="Source_20_Text"><text:span text:style-name="T6">toFunction(&lt;function&gt;);</text:span></text:span></text:p>
            <text:p text:style-name="P20"><text:span text:style-name="Source_20_Text"><text:span text:style-name="T6">bind(&lt;function&gt;,&lt;context&gt;);</text:span></text:span></text:p>
            <text:p text:style-name="P20"><text:span text:style-name="Source_20_Text"><text:span text:style-name="T6">hasOwn(&lt;object&gt;,&lt;property&gt;);</text:span></text:span></text:p>
            <text:p text:style-name="P20"><text:span text:style-name="Source_20_Text"><text:span text:style-name="T6">constant(&lt;value&gt;);,</text:span></text:span><text:span text:style-name="Source_20_Text"><text:span text:style-name="T20"> </text:span></text:span><text:span text:style-name="Source_20_Text"><text:span text:style-name="T6">identity(&lt;value&gt;);</text:span></text:span></text:p>
            <text:p text:style-name="P20"><text:span text:style-name="Source_20_Text"><text:span text:style-name="T6">noop();</text:span></text:span><text:span text:style-name="Source_20_Text"><text:span text:style-name="T20"> </text:span></text:span><text:span text:style-name="Source_20_Text"><text:span text:style-name="T24">and </text:span></text:span><text:span text:style-name="Source_20_Text"><text:span text:style-name="T12">T();</text:span></text:span><text:span text:style-name="Source_20_Text"><text:span text:style-name="T23"> </text:span></text:span><text:span text:style-name="Source_20_Text"><text:span text:style-name="T24">and </text:span></text:span><text:span text:style-name="Source_20_Text"><text:span text:style-name="T12">F();</text:span></text:span></text:p>
            <text:p text:style-name="Table_20_Contents"><text:span text:style-name="Source_20_Text"><text:span text:style-name="T6">noConflict();</text:span></text:span><text:span text:style-name="Source_20_Text"><text:span text:style-name="T20"> </text:span></text:span><text:span text:style-name="Source_20_Text"><text:span text:style-name="T24">and </text:span></text:span><text:span text:style-name="Source_20_Text"><text:span text:style-name="T6">version;</text:span></text:span></text:p>
          </table:table-cell>
          <table:table-cell table:style-name="Táblázat1.B2" office:value-type="string">
            <text:p text:style-name="P9"><text:span text:style-name="Source_20_Text"><text:span text:style-name="T6">domCreate(&lt;type&gt;[,properties[,innerHTML]]);</text:span></text:span></text:p>
            <text:p text:style-name="Table_20_Contents"><text:span text:style-name="Source_20_Text"><text:span text:style-name="T6">domCreate(&lt;</text:span></text:span><text:bookmark text:name="result_box"/><text:span text:style-name="Source_20_Text"><text:span text:style-name="T6">element descriptive object&gt;);</text:span></text:span></text:p>
            <text:p text:style-name="P10"><text:span text:style-name="Source_20_Text"><text:span text:style-name="T6">dom</text:span></text:span><text:span text:style-name="Source_20_Text"><text:span text:style-name="T10">ToElement</text:span></text:span><text:span text:style-name="Source_20_Text"><text:span text:style-name="T6">(&lt;</text:span></text:span><text:bookmark text:name="result_box1"/><text:span text:style-name="Source_20_Text"><text:span text:style-name="T11">htmlString</text:span></text:span><text:span text:style-name="Source_20_Text"><text:span text:style-name="T6">&gt;);</text:span></text:span></text:p>
            <text:p text:style-name="Table_20_Contents"><text:span text:style-name="Source_20_Text"><text:span text:style-name="T6">domGetCSS(&lt;element&gt;,&lt;property&gt;);</text:span></text:span></text:p>
            <text:p text:style-name="Table_20_Contents"><text:span text:style-name="Source_20_Text"><text:span text:style-name="T6">domSetCSS(&lt;element&gt;,&lt;property&gt;,&lt;value&gt;);</text:span></text:span></text:p>
            <text:p text:style-name="Table_20_Contents"><text:span text:style-name="Source_20_Text"><text:span text:style-name="T6">domSetCSS(&lt;element&gt;,&lt;properties&gt;);</text:span></text:span></text:p>
            <text:p text:style-name="Table_20_Contents"><text:span text:style-name="Source_20_Text"><text:span text:style-name="T6">domFadeIn(&lt;element&gt;[,duration[,display]]);</text:span></text:span></text:p>
            <text:p text:style-name="Table_20_Contents"><text:span text:style-name="Source_20_Text"><text:span text:style-name="T6">domFadeOut(&lt;element&gt;[,duration]);</text:span></text:span></text:p>
            <text:p text:style-name="Table_20_Contents"><text:span text:style-name="Source_20_Text"><text:span text:style-name="T6">domFadeToggle(&lt;element&gt;[,duration[,display]]);</text:span></text:span></text:p>
            <text:p text:style-name="Table_20_Contents"><text:span text:style-name="Source_20_Text"><text:span text:style-name="T6">domShow(&lt;element&gt;[,display]);, domHide(&lt;</text:span></text:span><text:span text:style-name="Source_20_Text"><text:span text:style-name="T17">el</text:span></text:span><text:span text:style-name="Source_20_Text"><text:span text:style-name="T6">&gt;);</text:span></text:span></text:p>
            <text:p text:style-name="Table_20_Contents"><text:span text:style-name="Source_20_Text"><text:span text:style-name="T6">domToggle(&lt;element&gt;[,display]);</text:span></text:span></text:p>
            <text:p text:style-name="Table_20_Contents"><text:span text:style-name="Source_20_Text"><text:span text:style-name="T6">domIsHidden(&lt;element&gt;);</text:span></text:span></text:p>
            <text:p text:style-name="Table_20_Contents"><text:span text:style-name="Source_20_Text"><text:span text:style-name="T6">domOn(&lt;eventTarget&gt;,&lt;eventType&gt;,&lt;callback&gt;);</text:span></text:span></text:p>
            <text:p text:style-name="Table_20_Contents"><text:span text:style-name="Source_20_Text"><text:span text:style-name="T6">domOff(&lt;eventTarget&gt;,&lt;eventType&gt;,&lt;callback&gt;);</text:span></text:span></text:p>
            <text:p text:style-name="Table_20_Contents"><text:span text:style-name="Source_20_Text"><text:span text:style-name="T6">domTrigger(&lt;eventTarget&gt;,&lt;eventType&gt;);</text:span></text:span></text:p>
            <text:p text:style-name="Table_20_Contents"><text:span text:style-name="Source_20_Text"><text:span text:style-name="T6">domSiblings(&lt;element&gt;);</text:span></text:span></text:p>
          </table:table-cell>
          <table:table-cell table:style-name="Táblázat1.C2" office:value-type="string">
            <text:p text:style-name="P35"><text:span text:style-name="Source_20_Text"><text:span text:style-name="T49">itemOf(&lt;collection&gt;,&lt;index&gt;);</text:span></text:span></text:p>
            <text:p text:style-name="P35"><text:span text:style-name="Source_20_Text"><text:span text:style-name="T38">forOf(&lt;collection&gt;,&lt;callback&gt;);</text:span></text:span></text:p>
            <text:p text:style-name="P32"><text:span text:style-name="Source_20_Text"><text:span text:style-name="T61">mapOf(&lt;collection&gt;,&lt;callback&gt;);</text:span></text:span></text:p>
            <text:p text:style-name="P32"><text:span text:style-name="Source_20_Text"><text:span text:style-name="T61">filterOf(&lt;collection&gt;,&lt;</text:span></text:span><text:span text:style-name="Source_20_Text"><text:span text:style-name="T62">callback</text:span></text:span><text:span text:style-name="Source_20_Text"><text:span text:style-name="T61">&gt;); sliceOf(&lt;</text:span></text:span><text:span text:style-name="Source_20_Text"><text:span text:style-name="T63">collec.</text:span></text:span><text:span text:style-name="Source_20_Text"><text:span text:style-name="T61">&gt;[,begin[,end]]);</text:span></text:span></text:p>
            <text:p text:style-name="P32"><text:span text:style-name="Source_20_Text"><text:span text:style-name="T61">takeOf(&lt;collection&gt;,&lt;n&gt;);</text:span></text:span></text:p>
            <text:p text:style-name="P32"><text:span text:style-name="Source_20_Text"><text:span text:style-name="T61">takeWhile(&lt;collection&gt;,&lt;</text:span></text:span><text:span text:style-name="Source_20_Text"><text:span text:style-name="T65">cb</text:span></text:span><text:span text:style-name="Source_20_Text"><text:span text:style-name="T61">&gt;);</text:span></text:span></text:p>
            <text:p text:style-name="P34"><text:span text:style-name="Source_20_Text"><text:span text:style-name="T38">dropOf(&lt;collection&gt;,&lt;n&gt;);</text:span></text:span></text:p>
            <text:p text:style-name="P34"><text:span text:style-name="Source_20_Text"><text:span text:style-name="T38">dropWhile(&lt;collection&gt;,&lt;</text:span></text:span><text:span text:style-name="Source_20_Text"><text:span text:style-name="T48">cb</text:span></text:span><text:span text:style-name="Source_20_Text"><text:span text:style-name="T38">&gt;);</text:span></text:span></text:p>
            <text:p text:style-name="P34"><text:span text:style-name="Source_20_Text"><text:span text:style-name="T47">iterRange([start[,step[,end]]]);</text:span></text:span></text:p>
            <text:p text:style-name="P34"><text:span text:style-name="Source_20_Text"><text:span text:style-name="T47">iterCycle(&lt;iter&gt;[,n]);</text:span></text:span></text:p>
            <text:p text:style-name="P34"><text:span text:style-name="Source_20_Text"><text:span text:style-name="T47">iterRepeat(&lt;value&gt;[,n]);</text:span></text:span></text:p>
            <text:p text:style-name="P32"><text:span text:style-name="Source_20_Text"><text:span text:style-name="T64">isGenerator(&lt;value&gt;);</text:span></text:span></text:p>
            <text:p text:style-name="P26"><text:span text:style-name="Source_20_Text"><text:span text:style-name="T31">Polyfills:</text:span></text:span></text:p>
            <text:p text:style-name="P26"><text:span text:style-name="Source_20_Text"><text:span text:style-name="T43">GeneratorFunction</text:span></text:span><text:span text:style-name="Source_20_Text"><text:span text:style-name="T45">();</text:span></text:span></text:p>
            <text:p text:style-name="P4"><text:span text:style-name="Source_20_Text"><text:span text:style-name="T66">String.prototype.matchAll</text:span></text:span><text:span text:style-name="Source_20_Text"><text:span text:style-name="T67">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5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6">getAjax(&lt;url&gt;,&lt;format&gt;,&lt;success&gt;[,error[,user,&lt;password&gt;]]);</text:span></text:span></text:p>
            <text:p text:style-name="Table_20_Contents"><text:span text:style-name="Source_20_Text"><text:span text:style-name="T6">postAjax(&lt;url&gt;,&lt;data&gt;,&lt;format&gt;,&lt;success&gt;[,error[,user,&lt;password&gt;]]);</text:span></text:span></text:p>
            <text:p text:style-name="Table_20_Contents"><text:span text:style-name="Source_20_Text"><text:span text:style-name="T6">getCors(&lt;url&gt;,&lt;format&gt;,&lt;success&gt;[,error[,user,&lt;password&gt;]]);</text:span></text:span></text:p>
            <text:p text:style-name="Table_20_Contents"><text:span text:style-name="Source_20_Text"><text:span text:style-name="T6">postCors(&lt;url&gt;,&lt;data&gt;,&lt;format&gt;,&lt;success&gt;[,error[,user,&lt;password&gt;]]);</text:span></text:span></text:p>
            <text:p text:style-name="P15"><text:span text:style-name="Source_20_Text"><text:span text:style-name="T28">Ajax shorthands: </text:span></text:span><text:span text:style-name="Source_20_Text"><text:span text:style-name="T6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5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6">setCookie(&lt;name&gt;,&lt;value&gt;[,hours[,path[,domain[,secure[,HttpOnly]]]]]);</text:span></text:span></text:p>
            <text:p text:style-name="P29"><text:span text:style-name="Source_20_Text"><text:span text:style-name="T6">getCookie([name]); </text:span></text:span><text:span text:style-name="Source_20_Text"><text:span text:style-name="T25">and</text:span></text:span><text:span text:style-name="Source_20_Text"><text:span text:style-name="T18"> </text:span></text:span><text:span text:style-name="Source_20_Text"><text:span text:style-name="T6">hasCookie(&lt;name&gt;);</text:span></text:span></text:p>
            <text:p text:style-name="Table_20_Contents"><text:span text:style-name="Source_20_Text"><text:span text:style-name="T6">removeCookie(&lt;name&gt;[,path[,domain[,secure[,HttpOnly]]]]);</text:span></text:span></text:p>
            <text:p text:style-name="Table_20_Contents"><text:span text:style-name="Source_20_Text"><text:span text:style-name="T6">clearCookies([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8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9"><text:span text:style-name="Source_20_Text"><text:span text:style-name="T29">ES5:</text:span></text:span><text:span text:style-name="Source_20_Text"><text:span text:style-name="T39"> isEqual</text:span></text:span><text:span text:style-name="Source_20_Text"><text:span text:style-name="T40">(&lt;value1&gt;,&lt;value2&gt;);</text:span></text:span><text:span text:style-name="Source_20_Text"><text:span text:style-name="T30"> </text:span></text:span><text:span text:style-name="Source_20_Text"><text:span text:style-name="T34"><text:s/></text:span></text:span><text:span text:style-name="Source_20_Text"><text:span text:style-name="T35">only ES5 types </text:span></text:span><text:span text:style-name="Source_20_Text"><text:span text:style-name="T40">, </text:span></text:span><text:span text:style-name="Source_20_Text"><text:span text:style-name="T6">isString(&lt;value&gt;);, isChar(&lt;value&gt;);, isNumber(&lt;value&gt;);, isInteger(&lt;value&gt;);, isFloat(&lt;value&gt;);, isNumeric(&lt;value&gt;);, isBoolean(&lt;value&gt;);, isElement(&lt;value&gt;);, isDate(&lt;value&gt;);, <text:s text:c="2"/>isObject(&lt;value&gt;);, isEmptyObject(&lt;</text:span></text:span><text:span text:style-name="Source_20_Text"><text:span text:style-name="T18">v</text:span></text:span><text:span text:style-name="Source_20_Text"><text:span text:style-name="T6">&gt;);, isFunction(&lt;</text:span></text:span><text:span text:style-name="Source_20_Text"><text:span text:style-name="T18">v</text:span></text:span><text:span text:style-name="Source_20_Text"><text:span text:style-name="T6">&gt;);, isArray(&lt;value&gt;);, isEmptyArray(&lt;value&gt;);, isArraylike(&lt;</text:span></text:span><text:span text:style-name="Source_20_Text"><text:span text:style-name="T18">v</text:span></text:span><text:span text:style-name="Source_20_Text"><text:span text:style-name="T19">alue</text:span></text:span><text:span text:style-name="Source_20_Text"><text:span text:style-name="T6">&gt;);, isNull(&lt;</text:span></text:span><text:span text:style-name="Source_20_Text"><text:span text:style-name="T18">v</text:span></text:span><text:span text:style-name="Source_20_Text"><text:span text:style-name="T6">&gt;);, isUndefined(&lt;</text:span></text:span><text:span text:style-name="Source_20_Text"><text:span text:style-name="T19">v</text:span></text:span><text:span text:style-name="Source_20_Text"><text:span text:style-name="T6">&gt;);, isNullOrUndefined(&lt;value&gt;);, isNil(&lt;value&gt;);, isPrimitive(&lt;</text:span></text:span><text:span text:style-name="Source_20_Text"><text:span text:style-name="T18">v</text:span></text:span><text:span text:style-name="Source_20_Text"><text:span text:style-name="T6">&gt;);,</text:span></text:span><text:span text:style-name="Source_20_Text"><text:span text:style-name="T20"> </text:span></text:span><text:span text:style-name="Source_20_Text"><text:span text:style-name="T6">isRegexp(&lt;</text:span></text:span><text:span text:style-name="Source_20_Text"><text:span text:style-name="T18">v</text:span></text:span><text:span text:style-name="Source_20_Text"><text:span text:style-name="T6">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9"><text:span text:style-name="Source_20_Text"><text:span text:style-name="T29">ES6: </text:span></text:span><text:span text:style-name="Source_20_Text"><text:span text:style-name="T39">isSymbol(&lt;value&gt;);, isMap(&lt;value&gt;);,</text:span></text:span><text:span text:style-name="Source_20_Text"><text:span text:style-name="T26"> </text:span></text:span><text:span text:style-name="Source_20_Text"><text:span text:style-name="T39">isSet(&lt;value&gt;);, isWeakMap</text:span></text:span><text:span text:style-name="Source_20_Text"><text:span text:style-name="T43">(&lt;value&gt;);, isWeakSet(&lt;value&gt;);, isIterator(&lt;value&gt;);, isIterable(&lt;value&gt;);, </text:span></text:span><text:span text:style-name="Source_20_Text"><text:span text:style-name="T47">is</text:span></text:span><text:span text:style-name="Source_20_Text"><text:span text:style-name="T50">BigInt</text:span></text:span><text:span text:style-name="Source_20_Text"><text:span text:style-name="T47">(&lt;</text:span></text:span><text:span text:style-name="Source_20_Text"><text:span text:style-name="T51">v</text:span></text:span><text:span text:style-name="Source_20_Text"><text:span text:style-name="T47">&gt;);</text:span></text:span></text:p>
          </table:table-cell>
          <table:covered-table-cell/>
        </table:table-row>
      </table:table>
      <text:p text:style-name="P36"/>
      <text:p text:style-name="P30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2">Collection</text:span></text:span><text:span text:style-name="Source_20_Text"><text:span text:style-name="T33">s</text:span></text:span></text:p>
          </table:table-cell>
        </table:table-row>
        <table:table-row>
          <table:table-cell table:style-name="Táblázat4.A2" office:value-type="string">
            <text:p text:style-name="P27"><text:span text:style-name="Source_20_Text"><text:span text:style-name="T29">ES5: </text:span></text:span><text:span text:style-name="Source_20_Text"><text:span text:style-name="T39">toPairs(&lt;collection1&gt;,&lt;collection2&gt;); </text:span></text:span><text:span text:style-name="Source_20_Text"><text:span text:style-name="T74"><text:s/></text:span></text:span><text:span text:style-name="Source_20_Text"><text:span text:style-name="T75">DEPRECATED </text:span></text:span><text:span text:style-name="Source_20_Text"><text:span text:style-name="T39">, range(&lt;start&gt;,&lt;end&gt;</text:span></text:span><text:span text:style-name="Source_20_Text"><text:span text:style-name="T42">[,step]</text:span></text:span><text:span text:style-name="Source_20_Text"><text:span text:style-name="T39">); </text:span></text:span><text:span text:style-name="Source_20_Text"><text:span text:style-name="T74"><text:s/></text:span></text:span><text:span text:style-name="Source_20_Text"><text:span text:style-name="T75">DEPRECATED </text:span></text:span><text:span text:style-name="Source_20_Text"><text:span text:style-name="T39">, </text:span></text:span></text:p>
            <text:p text:style-name="P27"><text:span text:style-name="Source_20_Text"><text:span text:style-name="T39">forEach(&lt;collection&gt;,&lt;callback&gt;);, map(&lt;collection&gt;,&lt;callback&gt;);, </text:span></text:span><text:span text:style-name="Source_20_Text"><text:span text:style-name="T41">item(</text:span></text:span><text:span text:style-name="Source_20_Text"><text:span text:style-name="T39">&lt;collection&gt;,</text:span></text:span><text:span text:style-name="Source_20_Text"><text:span text:style-name="T41">&lt;index&gt;</text:span></text:span><text:span text:style-name="Source_20_Text"><text:span text:style-name="T39">);, </text:span></text:span></text:p>
            <text:p text:style-name="P22"><text:span text:style-name="Source_20_Text"><text:span text:style-name="T46">a</text:span></text:span><text:span text:style-name="Source_20_Text"><text:span text:style-name="T39">rrayUnion(&lt;collection1&gt;[,collectionN]);, arrayIntersection(&lt;collection1&gt;,&lt;collection2&gt;);, <text:s/>arrayDifference(&lt;collection1&gt;,&lt;collection2&gt;);, arraySymmetricDifference(&lt;collection1&gt;,&lt;collection2&gt;);, </text:span></text:span></text:p>
            <text:p text:style-name="P22"><text:span text:style-name="Source_20_Text"><text:span text:style-name="T39">arrayKeys(&lt;collection&gt;);, arrayValues(&lt;collection&gt;);, arrayEntries(&lt;collection&gt;);, isSuperset(&lt;superset&gt;,&lt;subset&gt;);,</text:span></text:span></text:p>
            <text:p text:style-name="P23"><text:span text:style-name="Source_20_Text"><text:span text:style-name="T6">uniqueArray</text:span></text:span><text:span text:style-name="Source_20_Text"><text:span text:style-name="T13">(&lt;value&gt;);, </text:span></text:span><text:span text:style-name="Source_20_Text"><text:span text:style-name="T52">uniquePush(&lt;array&gt;,&lt;value&gt;);, arrayClear(&lt;array&gt;);, arrayRemove(&lt;array&gt;,&lt;val&gt;</text:span></text:span><text:span text:style-name="Source_20_Text"><text:span text:style-name="T53">[,all]</text:span></text:span><text:span text:style-name="Source_20_Text"><text:span text:style-name="T52">);, </text:span></text:span></text:p>
            <text:p text:style-name="P28"><text:span text:style-name="Source_20_Text"><text:span text:style-name="T54">arrayM</text:span></text:span><text:span text:style-name="Source_20_Text"><text:span text:style-name="T55">erge([deep,]&lt;target&gt;,&lt;source1&gt;[,srcN]);, </text:span></text:span><text:span text:style-name="Source_20_Text"><text:span text:style-name="T57">zip</text:span></text:span><text:span text:style-name="Source_20_Text"><text:span text:style-name="T55">(&lt;collection1&gt;[,collectionN]);, unzip(&lt;collection&gt;);, </text:span></text:span></text:p>
            <text:p text:style-name="P28"><text:span text:style-name="Source_20_Text"><text:span text:style-name="T56">arrayR</text:span></text:span><text:span text:style-name="Source_20_Text"><text:span text:style-name="T39">ange(&lt;start&gt;,&lt;end&gt;</text:span></text:span><text:span text:style-name="Source_20_Text"><text:span text:style-name="T42">[,step]</text:span></text:span><text:span text:style-name="Source_20_Text"><text:span text:style-name="T39">);, arrayCycle(&lt;collection&gt;[,n]);, arrayRepeat(&lt;value&gt;[,n]);, </text:span></text:span></text:p>
            <text:p text:style-name="P16"><text:span text:style-name="Source_20_Text"><text:span text:style-name="T39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1"><text:span text:style-name="Source_20_Text"><text:span text:style-name="T29">ES6:</text:span></text:span><text:span text:style-name="Source_20_Text"><text:span text:style-name="T39"> </text:span></text:span><text:span text:style-name="Source_20_Text"><text:span text:style-name="T43">setUnion(&lt;collection1&gt;[,collectionN]);, setIntersection(&lt;</text:span></text:span><text:span text:style-name="Source_20_Text"><text:span text:style-name="T44">set1</text:span></text:span><text:span text:style-name="Source_20_Text"><text:span text:style-name="T43">&gt;,&lt;</text:span></text:span><text:span text:style-name="Source_20_Text"><text:span text:style-name="T44">set2</text:span></text:span><text:span text:style-name="Source_20_Text"><text:span text:style-name="T43">&gt;);, setDifference(&lt;</text:span></text:span><text:span text:style-name="Source_20_Text"><text:span text:style-name="T44">set1</text:span></text:span><text:span text:style-name="Source_20_Text"><text:span text:style-name="T43">&gt;,&lt;</text:span></text:span><text:span text:style-name="Source_20_Text"><text:span text:style-name="T44">set2</text:span></text:span><text:span text:style-name="Source_20_Text"><text:span text:style-name="T43">&gt;);, setSymmetricDifference(&lt;</text:span></text:span><text:span text:style-name="Source_20_Text"><text:span text:style-name="T44">set1</text:span></text:span><text:span text:style-name="Source_20_Text"><text:span text:style-name="T43">&gt;,&lt;</text:span></text:span><text:span text:style-name="Source_20_Text"><text:span text:style-name="T44">set2</text:span></text:span><text:span text:style-name="Source_20_Text"><text:span text:style-name="T43">&gt;);</text:span></text:span></text:p>
          </table:table-cell>
        </table:table-row>
      </table:table>
      <text:p text:style-name="P31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6">Polyfills</text:p>
          </table:table-cell>
        </table:table-row>
        <table:table-row>
          <table:table-cell table:style-name="Táblázat3.A7" office:value-type="string">
            <text:p text:style-name="P17"><text:span text:style-name="Source_20_Text"><text:span text:style-name="T27">Array:</text:span></text:span><text:span text:style-name="Source_20_Text"><text:span text:style-name="T38"> Array.prototype.values(); </text:span></text:span><text:span text:style-name="Source_20_Text"><text:span text:style-name="T36"><text:s/></text:span></text:span><text:span text:style-name="Source_20_Text"><text:span text:style-name="T37">ES6 </text:span></text:span><text:span text:style-name="Source_20_Text"><text:span text:style-name="T38">, </text:span></text:span><text:span text:style-name="Source_20_Text"><text:span text:style-name="T6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8">String: </text:span></text:span><text:span text:style-name="Source_20_Text"><text:span text:style-name="T59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8">Object: </text:span></text:span><text:span text:style-name="Source_20_Text"><text:span text:style-name="T59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T73">RegExp:</text:span><text:span text:style-name="T72"> </text:span>RegExp.prototype.flags;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8">DOM:</text:span></text:span><text:span text:style-name="Source_20_Text"><text:span text:style-name="T59"> </text:span></text:span><text:span text:style-name="Source_20_Text"><text:span text:style-name="T60">globalThis;, </text:span></text:span><text:span text:style-name="Source_20_Text"><text:span text:style-name="T59">window.screenLeft;, window.screenTop;</text:span></text:span><text:span text:style-name="Source_20_Text"><text:span text:style-name="T58">, </text:span></text:span><text:span text:style-name="Source_20_Text"><text:span text:style-name="T59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8">Number: </text:span></text:span><text:span text:style-name="Source_20_Text"><text:span text:style-name="T59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8" office:value-type="string">
            <text:p text:style-name="P3"><text:span text:style-name="Source_20_Text"><text:span text:style-name="T58">Math: </text:span></text:span><text:span text:style-name="Source_20_Text"><text:span text:style-name="T59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creation-date>2018-01-01T17:18:00Z</meta:creation-date>
    <dc:date>2019-07-23T20:45:05.235000000</dc:date>
    <meta:print-date>2018-12-04T09:20:00Z</meta:print-date>
    <meta:editing-cycles>314</meta:editing-cycles>
    <meta:editing-duration>PT16H31M10S</meta:editing-duration>
    <meta:document-statistic meta:table-count="3" meta:image-count="0" meta:object-count="0" meta:page-count="2" meta:paragraph-count="107" meta:word-count="282" meta:character-count="6167" meta:non-whitespace-character-count="5971"/>
    <meta:template xlink:type="simple" xlink:actuate="onRequest" xlink:title="" xlink:href="Normal.dotm"/>
  </office:meta>
</office:document-meta>
</file>